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2">
      <style:paragraph-properties fo:margin-top="0cm" fo:margin-bottom="0.247cm" style:contextual-spacing="false" fo:line-height="115%"/>
      <style:text-properties style:font-name="Times New Roman" fo:font-size="20pt" fo:language="en" fo:country="US" style:font-size-asian="20pt" style:font-size-complex="20pt"/>
    </style:style>
    <style:style style:name="P2" style:family="paragraph" style:parent-style-name="Text_20_body">
      <style:paragraph-properties fo:line-height="115%"/>
      <style:text-properties style:font-name="Times New Roman" fo:font-size="12pt" fo:language="en" fo:country="US" fo:font-weight="normal" officeooo:paragraph-rsid="001a22dd" style:font-size-asian="12pt" style:font-weight-asian="normal" style:font-size-complex="12pt" style:font-weight-complex="normal"/>
    </style:style>
    <style:style style:name="P3" style:family="paragraph" style:parent-style-name="Text_20_body">
      <style:paragraph-properties fo:line-height="115%"/>
      <style:text-properties style:font-name="Times New Roman" fo:font-size="12pt" fo:language="en" fo:country="US" fo:font-weight="normal" style:font-size-asian="12pt" style:font-weight-asian="normal" style:font-size-complex="12pt" style:font-weight-complex="normal"/>
    </style:style>
    <style:style style:name="P4" style:family="paragraph" style:parent-style-name="Heading_20_2">
      <style:paragraph-properties fo:margin-top="0cm" fo:margin-bottom="0.247cm" style:contextual-spacing="false" fo:line-height="115%" fo:break-before="page"/>
      <style:text-properties style:font-name="Times New Roman" fo:font-size="20pt" fo:language="en" fo:country="US" style:font-size-asian="20pt" style:font-size-complex="20pt"/>
    </style:style>
    <style:style style:name="P5" style:family="paragraph" style:parent-style-name="Text_20_body" style:list-style-name="L1">
      <style:paragraph-properties fo:line-height="115%"/>
      <style:text-properties style:font-name="Times New Roman" fo:font-size="12pt" fo:language="en" fo:country="US" fo:font-weight="normal" style:font-size-asian="12pt" style:font-weight-asian="normal" style:font-size-complex="12pt" style:font-weight-complex="normal"/>
    </style:style>
    <style:style style:name="P6" style:family="paragraph" style:parent-style-name="Heading_20_3">
      <style:paragraph-properties fo:margin-top="0cm" fo:margin-bottom="0.247cm" style:contextual-spacing="false" fo:line-height="115%"/>
      <style:text-properties style:font-name="Times New Roman" fo:font-size="12pt" fo:language="en" fo:country="US" fo:font-weight="normal" style:font-size-asian="12pt" style:font-weight-asian="normal" style:font-size-complex="12pt" style:font-weight-complex="normal"/>
    </style:style>
    <style:style style:name="P7" style:family="paragraph" style:parent-style-name="Text_20_body" style:list-style-name="L2">
      <style:paragraph-properties fo:line-height="115%"/>
      <style:text-properties style:font-name="Times New Roman" fo:font-size="12pt" fo:language="en" fo:country="US" fo:font-weight="normal" style:font-size-asian="12pt" style:font-weight-asian="normal" style:font-size-complex="12pt" style:font-weight-complex="normal"/>
    </style:style>
    <style:style style:name="P8" style:family="paragraph" style:parent-style-name="Text_20_body" style:list-style-name="L3">
      <style:paragraph-properties fo:line-height="115%"/>
      <style:text-properties style:font-name="Times New Roman" fo:font-size="12pt" fo:language="en" fo:country="US" fo:font-weight="normal" style:font-size-asian="12pt" style:font-weight-asian="normal" style:font-size-complex="12pt" style:font-weight-complex="normal"/>
    </style:style>
    <style:style style:name="P9" style:family="paragraph" style:parent-style-name="Text_20_body" style:list-style-name="L4">
      <style:paragraph-properties fo:line-height="115%"/>
      <style:text-properties style:font-name="Times New Roman" fo:font-size="12pt" fo:language="en" fo:country="US" fo:font-weight="normal" style:font-size-asian="12pt" style:font-weight-asian="normal" style:font-size-complex="12pt" style:font-weight-complex="normal"/>
    </style:style>
    <style:style style:name="P10" style:family="paragraph" style:parent-style-name="Heading_20_3">
      <style:paragraph-properties fo:margin-top="0cm" fo:margin-bottom="0.247cm" style:contextual-spacing="false" fo:line-height="115%"/>
      <style:text-properties style:font-name="Times New Roman" fo:font-size="16pt" fo:language="en" fo:country="US" fo:font-weight="normal" style:font-size-asian="16pt" style:font-weight-asian="normal" style:font-size-complex="16pt" style:font-weight-complex="normal"/>
    </style:style>
    <style:style style:name="P11" style:family="paragraph" style:parent-style-name="Text_20_body" style:list-style-name="L5">
      <style:paragraph-properties fo:line-height="115%"/>
      <style:text-properties style:font-name="Times New Roman" fo:font-size="12pt" fo:language="en" fo:country="US" fo:font-weight="normal" style:font-size-asian="12pt" style:font-weight-asian="normal" style:font-size-complex="12pt" style:font-weight-complex="normal"/>
    </style:style>
    <style:style style:name="P12" style:family="paragraph" style:parent-style-name="Text_20_body" style:list-style-name="L6">
      <style:paragraph-properties fo:line-height="115%"/>
      <style:text-properties style:font-name="Times New Roman" fo:font-size="12pt" fo:language="en" fo:country="US" fo:font-weight="normal" style:font-size-asian="12pt" style:font-weight-asian="normal" style:font-size-complex="12pt" style:font-weight-complex="normal"/>
    </style:style>
    <style:style style:name="P13" style:family="paragraph" style:parent-style-name="Text_20_body" style:list-style-name="L7">
      <style:paragraph-properties fo:line-height="115%"/>
      <style:text-properties style:font-name="Times New Roman" fo:font-size="12pt" fo:language="en" fo:country="US" fo:font-weight="normal" style:font-size-asian="12pt" style:font-weight-asian="normal" style:font-size-complex="12pt" style:font-weight-complex="normal"/>
    </style:style>
    <style:style style:name="P14" style:family="paragraph" style:parent-style-name="Text_20_body" style:list-style-name="L8">
      <style:paragraph-properties fo:line-height="115%"/>
      <style:text-properties style:font-name="Times New Roman" fo:font-size="12pt" fo:language="en" fo:country="US" fo:font-weight="normal" style:font-size-asian="12pt" style:font-weight-asian="normal" style:font-size-complex="12pt" style:font-weight-complex="normal"/>
    </style:style>
    <style:style style:name="P15" style:family="paragraph" style:parent-style-name="Text_20_body" style:list-style-name="L9">
      <style:paragraph-properties fo:line-height="115%"/>
      <style:text-properties style:font-name="Times New Roman" fo:font-size="12pt" fo:language="en" fo:country="US" fo:font-weight="normal" style:font-size-asian="12pt" style:font-weight-asian="normal" style:font-size-complex="12pt" style:font-weight-complex="normal"/>
    </style:style>
    <style:style style:name="P16" style:family="paragraph" style:parent-style-name="Text_20_body" style:list-style-name="L10">
      <style:paragraph-properties fo:line-height="115%"/>
      <style:text-properties style:font-name="Times New Roman" fo:font-size="12pt" fo:language="en" fo:country="US" fo:font-weight="normal" style:font-size-asian="12pt" style:font-weight-asian="normal" style:font-size-complex="12pt" style:font-weight-complex="normal"/>
    </style:style>
    <style:style style:name="P17" style:family="paragraph" style:parent-style-name="Text_20_body" style:list-style-name="L11">
      <style:paragraph-properties fo:line-height="115%"/>
      <style:text-properties style:font-name="Times New Roman" fo:font-size="12pt" fo:language="en" fo:country="US" fo:font-weight="normal" style:font-size-asian="12pt" style:font-weight-asian="normal" style:font-size-complex="12pt" style:font-weight-complex="normal"/>
    </style:style>
    <style:style style:name="P18" style:family="paragraph" style:parent-style-name="Text_20_body">
      <style:paragraph-properties fo:line-height="115%"/>
      <style:text-properties style:font-name="Times New Roman" fo:font-size="14pt" fo:language="en" fo:country="US" fo:font-weight="bold" style:font-size-asian="14pt" style:font-weight-asian="bold" style:font-size-complex="14pt" style:font-weight-complex="bold"/>
    </style:style>
    <style:style style:name="P19" style:family="paragraph" style:parent-style-name="Preformatted_20_Text">
      <style:paragraph-properties fo:margin-left="0cm" fo:margin-right="0cm" fo:margin-top="0cm" fo:margin-bottom="0.247cm" style:contextual-spacing="false" fo:line-height="115%" fo:text-indent="0cm" style:auto-text-indent="false"/>
      <style:text-properties style:font-name="Times New Roman" fo:font-size="12pt" fo:language="en" fo:country="US" fo:font-weight="normal" style:font-size-asian="12pt" style:font-weight-asian="normal" style:font-size-complex="12pt" style:font-weight-complex="normal"/>
    </style:style>
    <style:style style:name="P20" style:family="paragraph" style:parent-style-name="Preformatted_20_Text">
      <style:paragraph-properties fo:margin-top="0cm" fo:margin-bottom="0.247cm" style:contextual-spacing="false" fo:line-height="115%"/>
      <style:text-properties style:font-name="Times New Roman" fo:font-size="12pt" fo:language="en" fo:country="US" fo:font-weight="normal" style:font-size-asian="12pt" style:font-weight-asian="normal" style:font-size-complex="12pt" style:font-weight-complex="normal"/>
    </style:style>
    <style:style style:name="P21" style:family="paragraph" style:parent-style-name="Preformatted_20_Text">
      <style:paragraph-properties fo:line-height="115%"/>
      <style:text-properties style:font-name="Times New Roman" fo:font-size="12pt" fo:language="en" fo:country="US" fo:font-weight="normal" style:font-size-asian="12pt" style:font-weight-asian="normal" style:font-size-complex="12pt" style:font-weight-complex="normal"/>
    </style:style>
    <style:style style:name="P22" style:family="paragraph" style:parent-style-name="Horizontal_20_Line">
      <style:paragraph-properties fo:margin-top="0cm" fo:margin-bottom="0.247cm" style:contextual-spacing="false" fo:line-height="115%"/>
      <style:text-properties style:font-name="Times New Roman" fo:font-size="12pt" fo:language="en" fo:country="US" fo:font-weight="normal" style:font-size-asian="12pt" style:font-weight-asian="normal" style:font-size-complex="12pt" style:font-weight-complex="normal"/>
    </style:style>
    <style:style style:name="P23" style:family="paragraph" style:parent-style-name="Text_20_body" style:list-style-name="L12">
      <style:paragraph-properties fo:line-height="115%"/>
      <style:text-properties style:font-name="Times New Roman" fo:font-size="12pt" fo:language="en" fo:country="US" fo:font-weight="normal" style:font-size-asian="12pt" style:font-weight-asian="normal" style:font-size-complex="12pt" style:font-weight-complex="normal"/>
    </style:style>
    <style:style style:name="P24" style:family="paragraph" style:parent-style-name="Text_20_body" style:list-style-name="L13">
      <style:paragraph-properties fo:line-height="115%"/>
      <style:text-properties style:font-name="Times New Roman" fo:font-size="12pt" fo:language="en" fo:country="US" fo:font-weight="normal" style:font-size-asian="12pt" style:font-weight-asian="normal" style:font-size-complex="12pt" style:font-weight-complex="normal"/>
    </style:style>
    <style:style style:name="P25" style:family="paragraph" style:parent-style-name="Heading_20_2">
      <style:paragraph-properties fo:margin-top="0cm" fo:margin-bottom="0.247cm" style:contextual-spacing="false" fo:line-height="115%" fo:break-before="page"/>
      <style:text-properties style:font-name="Times New Roman" fo:font-size="20pt" fo:language="en" fo:country="US" officeooo:paragraph-rsid="001ba2d6" style:font-size-asian="20pt" style:font-size-complex="20pt"/>
    </style:style>
    <style:style style:name="P26" style:family="paragraph" style:parent-style-name="Text_20_body">
      <style:paragraph-properties fo:line-height="115%"/>
      <style:text-properties style:font-name="Times New Roman" fo:font-size="14pt" fo:language="en" fo:country="US" fo:font-weight="normal" style:font-size-asian="14pt" style:font-weight-asian="normal" style:font-size-complex="14pt" style:font-weight-complex="normal"/>
    </style:style>
    <style:style style:name="P27" style:family="paragraph" style:parent-style-name="Text_20_body" style:list-style-name="L14">
      <style:paragraph-properties fo:line-height="115%"/>
      <style:text-properties style:font-name="Times New Roman" fo:font-size="12pt" fo:language="en" fo:country="US" fo:font-weight="normal" style:font-size-asian="12pt" style:font-weight-asian="normal" style:font-size-complex="12pt" style:font-weight-complex="normal"/>
    </style:style>
    <style:style style:name="P28" style:family="paragraph" style:parent-style-name="Text_20_body">
      <style:paragraph-properties fo:line-height="115%"/>
      <style:text-properties style:font-name="Times New Roman" fo:font-size="16pt" fo:language="en" fo:country="US" fo:font-weight="normal" style:font-size-asian="16pt" style:font-weight-asian="normal" style:font-size-complex="16pt" style:font-weight-complex="normal"/>
    </style:style>
    <style:style style:name="P29" style:family="paragraph" style:parent-style-name="Text_20_body" style:list-style-name="L15">
      <style:paragraph-properties fo:line-height="115%"/>
      <style:text-properties style:font-name="Times New Roman" fo:font-size="12pt" fo:language="en" fo:country="US" fo:font-weight="normal" style:font-size-asian="12pt" style:font-weight-asian="normal" style:font-size-complex="12pt" style:font-weight-complex="normal"/>
    </style:style>
    <style:style style:name="P30" style:family="paragraph" style:parent-style-name="Text_20_body">
      <style:paragraph-properties fo:line-height="115%"/>
      <style:text-properties style:font-name="Times New Roman" fo:font-size="16pt" fo:language="en" fo:country="US" fo:font-style="italic" style:text-underline-style="solid" style:text-underline-width="auto" style:text-underline-color="font-color" fo:font-weight="normal" style:font-size-asian="16pt" style:font-style-asian="italic" style:font-weight-asian="normal" style:font-size-complex="16pt" style:font-style-complex="italic" style:font-weight-complex="normal"/>
    </style:style>
    <style:style style:name="P31" style:family="paragraph" style:parent-style-name="Text_20_body">
      <style:paragraph-properties fo:line-height="115%"/>
      <style:text-properties style:font-name="Times New Roman" fo:font-size="20pt" fo:language="en" fo:country="US" style:font-size-asian="20pt" style:font-size-complex="20pt"/>
    </style:style>
    <style:style style:name="P32" style:family="paragraph" style:parent-style-name="Text_20_body">
      <style:paragraph-properties fo:margin-top="0cm" fo:margin-bottom="0.247cm" style:contextual-spacing="false" fo:line-height="115%"/>
      <style:text-properties style:font-name="Times New Roman" fo:font-size="20pt" fo:language="en" fo:country="US" style:font-size-asian="20pt" style:font-size-complex="20pt"/>
    </style:style>
    <style:style style:name="P33" style:family="paragraph" style:parent-style-name="Text_20_body">
      <style:paragraph-properties fo:margin-top="0cm" fo:margin-bottom="0.247cm" style:contextual-spacing="false" fo:line-height="115%" fo:break-before="page"/>
      <style:text-properties style:font-name="Times New Roman" fo:font-size="20pt" fo:language="en" fo:country="US" style:font-size-asian="20pt" style:font-size-complex="20pt"/>
    </style:style>
    <style:style style:name="T1" style:family="text">
      <style:text-properties fo:font-weight="bold" style:font-weight-asian="bold" style:font-weight-complex="bold"/>
    </style:style>
    <style:style style:name="T2" style:family="text">
      <style:text-properties style:font-name="Times New Roman" fo:font-size="12pt" fo:font-weight="normal" style:font-size-asian="12pt" style:font-weight-asian="normal" style:font-size-complex="12pt" style:font-weight-complex="normal"/>
    </style:style>
    <style:style style:name="T3" style:family="text">
      <style:text-properties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T4" style:family="text">
      <style:text-properties style:font-name="Times New Roman" fo:font-weight="normal" style:font-weight-asian="normal" style:font-weight-complex="normal"/>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normal" officeooo:rsid="001e3984" style:font-style-asian="italic" style:font-weight-asian="normal" style:font-style-complex="italic" style:font-weight-complex="normal"/>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style:font-name="Times New Roman" fo:font-size="12pt" fo:font-weight="normal" style:font-size-asian="10.5pt" style:font-weight-asian="normal" style:font-size-complex="12pt" style:font-weight-complex="normal"/>
    </style:style>
    <style:style style:name="T9" style:family="text">
      <style:text-properties fo:font-size="12pt" fo:font-weight="normal" style:font-size-asian="12pt" style:font-weight-asian="normal" style:font-size-complex="12pt" style:font-weight-complex="normal"/>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text:span text:style-name="T1">Abstract</text:span></text:span></text:h>
      <text:p text:style-name="P2"/>
      <text:p text:style-name="P2">Zambia faces serious financial literacy challenges, especially among young people and informal sector workers. Many citizens struggle with saving, investing, and managing debt due to limited exposure to structured financial education. ZamWealth Quest is a gamified mobile and web application designed to teach savings, budgeting, investment, and entrepreneurship using simulated Zambian economic environments.</text:p>
      <text:p text:style-name="P3">The platform applies the Software Development Life Cycle (SDLC) to design a scalable, cloud-based financial literacy system that operates under a freemium business model. Users progress through levels representing real Lusaka neighbourhoods such as Kabulonga Gardens, Woodlands Heights, Levy Financial District, and Mukuba Enterprise Park. Each level introduces increasingly complex financial concepts, including budgeting, credit management, investment strategies, and business registration simulation.</text:p>
      <text:p text:style-name="P3">The system is designed to be commercially viable through subscription tiers, paid level unlocking, and institutional licensing to schools and NGOs. It integrates mobile money simulation (MTN MoMo and Airtel Money) to reflect real Zambian financial behavior.</text:p>
      <text:p text:style-name="P3">ZamWealth Quest aims to improve financial inclusion, promote SME formation, and create economic opportunities while positioning itself as a venture-ready startup suitable for incubation under Zambian innovation programs.</text:p>
      <text:h text:style-name="P4" text:outline-level="2"><text:span text:style-name="Strong_20_Emphasis"><text:span text:style-name="T1">Introduction</text:span></text:span></text:h>
      <text:p text:style-name="P3"/>
      <text:p text:style-name="P3">Financial literacy remains a major challenge in Zambia. Many young people enter adulthood without understanding budgeting, credit management, investing, or entrepreneurship. This contributes to poor saving habits, debt accumulation, and limited wealth creation.</text:p>
      <text:p text:style-name="P3">Government institutions like the Patents and Companies Registration Agency (PACRA) and the Citizens Economic Empowerment Commission (CEEC) support entrepreneurship and economic growth. However, financial education tools that are interactive, engaging, and locally relevant are still limited.</text:p>
      <text:p text:style-name="P3">ZamWealth Quest is designed as a mobile-first gamified platform that teaches financial intelligence through real-life simulations based on Zambian economic settings. The system follows SDLC phases:</text:p>
      <text:list text:style-name="L1">
        <text:list-item>
          <text:p text:style-name="P5">Requirement Analysis</text:p>
        </text:list-item>
        <text:list-item>
          <text:p text:style-name="P5">System Design</text:p>
        </text:list-item>
        <text:list-item>
          <text:p text:style-name="P5">Implementation</text:p>
        </text:list-item>
        <text:list-item>
          <text:p text:style-name="P5">Testing</text:p>
        </text:list-item>
        <text:list-item>
          <text:p text:style-name="P5">Deployment</text:p>
        </text:list-item>
        <text:list-item>
          <text:p text:style-name="P5">Maintenance</text:p>
        </text:list-item>
      </text:list>
      <text:p text:style-name="P3">The goal is to create a scalable startup-ready digital solution that promotes financial inclusion and entrepreneurship.</text:p>
      <text:h text:style-name="P4" text:outline-level="2"><text:span text:style-name="Strong_20_Emphasis"><text:span text:style-name="T1">2. Innovation Justification</text:span></text:span></text:h>
      <text:p text:style-name="P3"/>
      <text:p text:style-name="P3">ZamWealth Quest introduces innovation in several ways:</text:p>
      <text:h text:style-name="P6" text:outline-level="3">2.1 Localised Gamification Model</text:h>
      <text:p text:style-name="P3">Unlike foreign financial apps, this system uses Zambian neighbourhood simulations such as:</text:p>
      <text:list text:style-name="L2">
        <text:list-item>
          <text:p text:style-name="P7">Kabulonga Gardens (basic budgeting)</text:p>
        </text:list-item>
        <text:list-item>
          <text:p text:style-name="P7">Woodlands Heights (credit and growth)</text:p>
        </text:list-item>
        <text:list-item>
          <text:p text:style-name="P7">Levy Financial District (investment)</text:p>
        </text:list-item>
        <text:list-item>
          <text:p text:style-name="P7">Mukuba Enterprise Park (entrepreneurship)</text:p>
        </text:list-item>
      </text:list>
      <text:p text:style-name="P3">This makes learning relatable and culturally relevant.</text:p>
      <text:h text:style-name="P6" text:outline-level="3">2.2 Mobile Money Integration Simulation</text:h>
      <text:p text:style-name="P3">The app simulates transactions using:</text:p>
      <text:list text:style-name="L3">
        <text:list-item>
          <text:p text:style-name="P8">MTN MoMo</text:p>
        </text:list-item>
        <text:list-item>
          <text:p text:style-name="P8">Airtel Money</text:p>
        </text:list-item>
      </text:list>
      <text:p text:style-name="P3">Since mobile money dominates Zambia’s financial system, integrating this increases realism.</text:p>
      <text:h text:style-name="P6" text:outline-level="3">2.3 AI-Based Behaviour Feedback (Optional Feature)</text:h>
      <text:p text:style-name="P3">The system analyzes spending patterns and gives suggestions like:</text:p>
      <text:list text:style-name="L4">
        <text:list-item>
          <text:p text:style-name="P9">“You overspend on entertainment.”</text:p>
        </text:list-item>
        <text:list-item>
          <text:p text:style-name="P9">“Your emergency fund is below recommended levels.”</text:p>
        </text:list-item>
      </text:list>
      <text:h text:style-name="P6" text:outline-level="3">2.4 Revenue-Based Unlocking</text:h>
      <text:p text:style-name="P3">Each advanced level requires payment, creating motivation and supporting business sustainability.</text:p>
      <text:h text:style-name="P4" text:outline-level="2"><text:span text:style-name="Strong_20_Emphasis"><text:span text:style-name="T1">3. Market &amp; Viability Analysis</text:span></text:span></text:h>
      <text:h text:style-name="P10" text:outline-level="3">3.1 Market Opportunity (Zambia)</text:h>
      <text:list text:style-name="L5">
        <text:list-item>
          <text:p text:style-name="P11">High youth unemployment</text:p>
        </text:list-item>
        <text:list-item>
          <text:p text:style-name="P11">Growing smartphone usage</text:p>
        </text:list-item>
        <text:list-item>
          <text:p text:style-name="P11">Increasing interest in entrepreneurship</text:p>
        </text:list-item>
        <text:list-item>
          <text:p text:style-name="P11">Rising mobile money penetration</text:p>
        </text:list-item>
      </text:list>
      <text:p text:style-name="P3">Target users:</text:p>
      <text:list text:style-name="L6">
        <text:list-item>
          <text:p text:style-name="P12">Students (17–25 years)</text:p>
        </text:list-item>
        <text:list-item>
          <text:p text:style-name="P12">Informal traders</text:p>
        </text:list-item>
        <text:list-item>
          <text:p text:style-name="P12">Young entrepreneurs</text:p>
        </text:list-item>
        <text:list-item>
          <text:p text:style-name="P12">SMEs</text:p>
        </text:list-item>
      </text:list>
      <text:p text:style-name="P3">If only 5% of Lusaka youth subscribe at K30/month, the platform can generate sustainable revenue.</text:p>
      <text:h text:style-name="P10" text:outline-level="3"/>
      <text:h text:style-name="P10" text:outline-level="3">3.2 Competitive Landscape</text:h>
      <text:p text:style-name="P3">Current competitors include:</text:p>
      <text:list text:style-name="L7">
        <text:list-item>
          <text:p text:style-name="P13">Traditional financial literacy workshops</text:p>
        </text:list-item>
        <text:list-item>
          <text:p text:style-name="P13">Bank-sponsored training programs</text:p>
        </text:list-item>
        <text:list-item>
          <text:p text:style-name="P13">Foreign apps not tailored to Zambia</text:p>
        </text:list-item>
      </text:list>
      <text:p text:style-name="P3">ZamWealth Quest advantage:</text:p>
      <text:list text:style-name="L8">
        <text:list-item>
          <text:p text:style-name="P14">Local context</text:p>
        </text:list-item>
        <text:list-item>
          <text:p text:style-name="P14">Gamification</text:p>
        </text:list-item>
        <text:list-item>
          <text:p text:style-name="P14">Affordable subscription</text:p>
        </text:list-item>
        <text:list-item>
          <text:p text:style-name="P14">Mobile-first design</text:p>
        </text:list-item>
      </text:list>
      <text:h text:style-name="P10" text:outline-level="3"/>
      <text:h text:style-name="P10" text:outline-level="3">3.3 Revenue Model</text:h>
      <text:list text:style-name="L9">
        <text:list-item>
          <text:p text:style-name="P15">Freemium (Level 1 free)</text:p>
        </text:list-item>
        <text:list-item>
          <text:p text:style-name="P15">Paid Level Unlock (K25–K50 per level)</text:p>
        </text:list-item>
        <text:list-item>
          <text:p text:style-name="P15">Monthly Subscription (K30/month)</text:p>
        </text:list-item>
        <text:list-item>
          <text:p text:style-name="P15">Institutional Licensing (Schools &amp; NGOs)</text:p>
        </text:list-item>
        <text:list-item>
          <text:p text:style-name="P15">Future Corporate Partnerships (Banks).</text:p>
        </text:list-item>
      </text:list>
      <text:h text:style-name="P6" text:outline-level="3"><text:soft-page-break/>3.4 3–5 Year Growth Projection (Estimated)</text:h>
      <text:p text:style-name="P3">Year 1: 1,000 users<text:line-break/>Year 2: 5,000 users<text:line-break/>Year 3: 15,000 users<text:line-break/>Year 5: 50,000+ users (Expand to SADC region)</text:p>
      <text:p text:style-name="P3">Revenue increases as premium subscriptions grow.</text:p>
      <text:h text:style-name="P4" text:outline-level="2"><text:span text:style-name="Strong_20_Emphasis"><text:span text:style-name="T1">4. System Design</text:span></text:span></text:h>
      <text:h text:style-name="P10" text:outline-level="3">4.1 System Architecture</text:h>
      <text:list text:style-name="L10">
        <text:list-item>
          <text:p text:style-name="P16">Frontend: Flutter (Mobile App)</text:p>
        </text:list-item>
        <text:list-item>
          <text:p text:style-name="P16">Backend: Firebase (Cloud database)</text:p>
        </text:list-item>
        <text:list-item>
          <text:p text:style-name="P16">Authentication: Secure login with email/OTP</text:p>
        </text:list-item>
        <text:list-item>
          <text:p text:style-name="P16">Cloud-based scalable database</text:p>
        </text:list-item>
        <text:list-item>
          <text:p text:style-name="P16">Offline caching for rural users</text:p>
        </text:list-item>
      </text:list>
      <text:h text:style-name="P6" text:outline-level="3"/>
      <text:h text:style-name="P10" text:outline-level="3">4.2 User Flow</text:h>
      <text:list text:style-name="L11">
        <text:list-item>
          <text:p text:style-name="P17">Register Account</text:p>
        </text:list-item>
        <text:list-item>
          <text:p text:style-name="P17">Select Income Category</text:p>
        </text:list-item>
        <text:list-item>
          <text:p text:style-name="P17">Set Financial Goals</text:p>
        </text:list-item>
        <text:list-item>
          <text:p text:style-name="P17">Start Level 1</text:p>
        </text:list-item>
        <text:list-item>
          <text:p text:style-name="P17">Complete Tasks</text:p>
        </text:list-item>
        <text:list-item>
          <text:p text:style-name="P17">Unlock Next Level (Payment Required)</text:p>
        </text:list-item>
      </text:list>
      <text:p text:style-name="P3"/>
      <text:h text:style-name="P10" text:outline-level="3">4.3 Algorithm (Budget Simulation Example)</text:h>
      <text:p text:style-name="P18">Pseudocode:</text:p>
      <text:section text:style-name="Sect1" text:name="code-block-viewer">
        <text:p text:style-name="P19">START</text:p>
        <text:p text:style-name="P20">Input user income</text:p>
        <text:p text:style-name="P20">Input expenses</text:p>
        <text:p text:style-name="P20">Calculate savings = income - expenses</text:p>
        <text:p text:style-name="P20">IF savings &lt; 20% income</text:p>
        <text:p text:style-name="P20"><text:s text:c="3"/>Display warning message</text:p>
        <text:p text:style-name="P20">ELSE</text:p>
        <text:p text:style-name="P20"><text:s text:c="3"/>Reward user with points</text:p>
        <text:p text:style-name="P20">END IF</text:p>
        <text:p text:style-name="P21">END</text:p>
      </text:section>
      <text:p text:style-name="P22"/>
      <text:h text:style-name="P1" text:outline-level="2"><text:soft-page-break/><text:span text:style-name="Strong_20_Emphasis"><text:span text:style-name="T1">5. Implementation (Prototype Description)</text:span></text:span></text:h>
      <text:p text:style-name="P3">The prototype includes:</text:p>
      <text:list text:style-name="L12">
        <text:list-item>
          <text:p text:style-name="P23">Login screen</text:p>
        </text:list-item>
        <text:list-item>
          <text:p text:style-name="P23">Dashboard with levels</text:p>
        </text:list-item>
        <text:list-item>
          <text:p text:style-name="P23">Budget simulator</text:p>
        </text:list-item>
        <text:list-item>
          <text:p text:style-name="P23">Investment growth calculator</text:p>
        </text:list-item>
        <text:list-item>
          <text:p text:style-name="P23">Business registration simulation</text:p>
        </text:list-item>
      </text:list>
      <text:p text:style-name="P3">Technologies:</text:p>
      <text:list text:style-name="L13">
        <text:list-item>
          <text:p text:style-name="P24">Flutter (UI)</text:p>
        </text:list-item>
        <text:list-item>
          <text:p text:style-name="P24">Firebase Authentication</text:p>
        </text:list-item>
        <text:list-item>
          <text:p text:style-name="P24">Firestore Database</text:p>
        </text:list-item>
      </text:list>
      <text:h text:style-name="P4" text:outline-level="2"><text:span text:style-name="Strong_20_Emphasis"><text:span text:style-name="T1">6. Testing</text:span></text:span></text:h>
      <text:h text:style-name="P10" text:outline-level="3">Test Case 1 – Registration</text:h>
      <text:p text:style-name="P3">Input: Valid email &amp; password<text:line-break/>Expected Result: Account created<text:line-break/>Actual Result: Successful login</text:p>
      <text:h text:style-name="P6" text:outline-level="3"/>
      <text:h text:style-name="P10" text:outline-level="3">Test Case 2 – Budget Simulation</text:h>
      <text:p text:style-name="P3">Input: Income = K3000<text:line-break/>Expenses = K2900<text:line-break/>Expected Result: Warning message<text:line-break/>Actual Result: System displays financial risk warning</text:p>
      <text:h text:style-name="P6" text:outline-level="3"/>
      <text:h text:style-name="P10" text:outline-level="3">Test Case 3 – Level Unlock Payment</text:h>
      <text:p text:style-name="P3">Input: Payment confirmation<text:line-break/>Expected Result: Level unlocked<text:line-break/>Actual Result: Access granted</text:p>
      <text:h text:style-name="P25" text:outline-level="2"><text:span text:style-name="Strong_20_Emphasis"><text:span text:style-name="T1">7. Economic &amp; Social Impact</text:span></text:span></text:h>
      <text:p text:style-name="P26">ZamWealth Quest will:</text:p>
      <text:list text:style-name="L14">
        <text:list-item>
          <text:p text:style-name="P27">Improve savings culture</text:p>
        </text:list-item>
        <text:list-item>
          <text:p text:style-name="P27">Encourage SME formation</text:p>
        </text:list-item>
        <text:list-item>
          <text:p text:style-name="P27">Teach youth about PACRA registration simulation</text:p>
        </text:list-item>
        <text:list-item>
          <text:p text:style-name="P27">Promote formal business growth</text:p>
        </text:list-item>
        <text:list-item>
          <text:p text:style-name="P27">Increase financial inclusion</text:p>
        </text:list-item>
      </text:list>
      <text:p text:style-name="P28">The platform may create jobs in:</text:p>
      <text:list text:style-name="L15">
        <text:list-item>
          <text:p text:style-name="P29">App development</text:p>
        </text:list-item>
        <text:list-item>
          <text:p text:style-name="P29">Customer support</text:p>
        </text:list-item>
        <text:list-item>
          <text:p text:style-name="P29">Content creation</text:p>
        </text:list-item>
        <text:list-item>
          <text:p text:style-name="P29">Financial consulting</text:p>
        </text:list-item>
      </text:list>
      <text:h text:style-name="P4" text:outline-level="2"><text:span text:style-name="Strong_20_Emphasis"><text:span text:style-name="T2"/></text:span></text:h>
      <text:h text:style-name="P1" text:outline-level="2"><text:span text:style-name="Strong_20_Emphasis"><text:span text:style-name="T1">Conclusion</text:span></text:span></text:h>
      <text:p text:style-name="P3">ZamWealth Quest is a scalable, innovative financial literacy platform tailored for Zambia. By combining gamification, mobile money integration, and entrepreneurship simulations, it addresses real economic challenges.</text:p>
      <text:p text:style-name="P3">The platform is commercially viable, socially impactful, and suitable for incubation under Zambia’s innovation ecosystem. With proper development and partnerships, it has potential to expand across the SADC region.</text:p>
      <text:p text:style-name="P3"/>
      <text:p text:style-name="P30"/>
      <text:p text:style-name="P31"><text:span text:style-name="Strong_20_Emphasis"><text:span text:style-name="T3"/></text:span></text:p>
      <text:p text:style-name="P32"><text:span text:style-name="Strong_20_Emphasis"><text:span text:style-name="T4"/></text:span></text:p>
      <text:p text:style-name="P33"><text:span text:style-name="Strong_20_Emphasis"><text:span text:style-name="T5">Appendix A: Full ZamWealth Quest </text:span></text:span><text:span text:style-name="Strong_20_Emphasis"><text:span text:style-name="T6">Python</text:span></text:span><text:span text:style-name="Strong_20_Emphasis"><text:span text:style-name="T5"> Program</text:span></text:span></text:p>
      <text:p text:style-name="P32"><text:span text:style-name="Strong_20_Emphasis"><text:span text:style-name="T7">print("====================================")</text:span></text:span></text:p>
      <text:p text:style-name="P32"><text:span text:style-name="Strong_20_Emphasis"><text:span text:style-name="T7">print(" <text:s text:c="5"/>Welcome to ZamWealth Quest <text:s text:c="3"/>")</text:span></text:span></text:p>
      <text:p text:style-name="P32"><text:span text:style-name="Strong_20_Emphasis"><text:span text:style-name="T7">print("====================================")</text:span></text:span></text:p>
      <text:p text:style-name="P32"><text:span text:style-name="Strong_20_Emphasis"><text:span text:style-name="T7"/></text:span></text:p>
      <text:p text:style-name="P32"><text:span text:style-name="Strong_20_Emphasis"><text:span text:style-name="T7">name = input("Enter your name: ")</text:span></text:span></text:p>
      <text:p text:style-name="P32"><text:span text:style-name="Strong_20_Emphasis"><text:span text:style-name="T7">category = input("Enter income category (Student/Trader/Civil Servant/Entrepreneur): ")</text:span></text:span></text:p>
      <text:p text:style-name="P32"><text:span text:style-name="Strong_20_Emphasis"><text:span text:style-name="T7">income = float(input("Enter your monthly income (ZMW): "))</text:span></text:span></text:p>
      <text:p text:style-name="P32"><text:span text:style-name="Strong_20_Emphasis"><text:span text:style-name="T7"/></text:span></text:p>
      <text:p text:style-name="P32"><text:span text:style-name="Strong_20_Emphasis"><text:span text:style-name="T7">level = 1</text:span></text:span></text:p>
      <text:p text:style-name="P32"><text:span text:style-name="Strong_20_Emphasis"><text:span text:style-name="T7">savings = 0</text:span></text:span></text:p>
      <text:p text:style-name="P32"><text:span text:style-name="Strong_20_Emphasis"><text:span text:style-name="T7"/></text:span></text:p>
      <text:p text:style-name="P32"><text:span text:style-name="Strong_20_Emphasis"><text:span text:style-name="T7">print("\nHello", name, "! You are starting at Level 1.")</text:span></text:span></text:p>
      <text:p text:style-name="P32"><text:span text:style-name="Strong_20_Emphasis"><text:span text:style-name="T7">print("Neighbourhood: Kabulonga Gardens")</text:span></text:span></text:p>
      <text:p text:style-name="P32"><text:span text:style-name="Strong_20_Emphasis"><text:span text:style-name="T7"/></text:span></text:p>
      <text:p text:style-name="P32"><text:span text:style-name="Strong_20_Emphasis"><text:span text:style-name="T7">expenses = float(input("Enter your total monthly expenses: "))</text:span></text:span></text:p>
      <text:p text:style-name="P32"><text:span text:style-name="Strong_20_Emphasis"><text:span text:style-name="T7">savings = income - expenses</text:span></text:span></text:p>
      <text:p text:style-name="P32"><text:span text:style-name="Strong_20_Emphasis"><text:span text:style-name="T7"/></text:span></text:p>
      <text:p text:style-name="P32"><text:span text:style-name="Strong_20_Emphasis"><text:span text:style-name="T7">if savings &lt; 0:</text:span></text:span></text:p>
      <text:p text:style-name="P32"><text:span text:style-name="Strong_20_Emphasis"><text:span text:style-name="T7"><text:s text:c="4"/>print("Warning: You are spending more than your income!")</text:span></text:span></text:p>
      <text:p text:style-name="P32"><text:span text:style-name="Strong_20_Emphasis"><text:span text:style-name="T7">else:</text:span></text:span></text:p>
      <text:p text:style-name="P32"><text:span text:style-name="Strong_20_Emphasis"><text:span text:style-name="T7"><text:s text:c="4"/>print("Your monthly savings is:", savings)</text:span></text:span></text:p>
      <text:p text:style-name="P32"><text:span text:style-name="Strong_20_Emphasis"><text:span text:style-name="T7"/></text:span></text:p>
      <text:p text:style-name="P32"><text:span text:style-name="Strong_20_Emphasis"><text:span text:style-name="T7">if savings &gt;= 500:</text:span></text:span></text:p>
      <text:p text:style-name="P32"><text:span text:style-name="Strong_20_Emphasis"><text:span text:style-name="T7"><text:s text:c="4"/>level = 2</text:span></text:span></text:p>
      <text:p text:style-name="P32"><text:span text:style-name="Strong_20_Emphasis"><text:span text:style-name="T7"><text:s text:c="4"/>print("\nLevel 2 Unlocked – Woodlands Heights")</text:span></text:span></text:p>
      <text:p text:style-name="P32"><text:span text:style-name="Strong_20_Emphasis"><text:span text:style-name="T7">else:</text:span></text:span></text:p>
      <text:p text:style-name="P32"><text:span text:style-name="Strong_20_Emphasis"><text:span text:style-name="T7"><text:s text:c="4"/>print("\nYou need at least ZMW 500 savings to unlock Level 2.")</text:span></text:span></text:p>
      <text:p text:style-name="P32"><text:span text:style-name="Strong_20_Emphasis"><text:span text:style-name="T7"/></text:span></text:p>
      <text:p text:style-name="P32"><text:span text:style-name="Strong_20_Emphasis"><text:span text:style-name="T7">if level &gt;= 2:</text:span></text:span></text:p>
      <text:p text:style-name="P32"><text:span text:style-name="Strong_20_Emphasis"><text:span text:style-name="T7"><text:s text:c="4"/>invest_amount = float(input("Enter amount you want to invest: "))</text:span></text:span></text:p>
      <text:p text:style-name="P32"><text:soft-page-break/><text:span text:style-name="Strong_20_Emphasis"><text:span text:style-name="T7"/></text:span></text:p>
      <text:p text:style-name="P32"><text:span text:style-name="Strong_20_Emphasis"><text:span text:style-name="T7"><text:s text:c="4"/>if invest_amount &lt;= savings:</text:span></text:span></text:p>
      <text:p text:style-name="P32"><text:span text:style-name="Strong_20_Emphasis"><text:span text:style-name="T7"><text:s text:c="8"/>level = 3</text:span></text:span></text:p>
      <text:p text:style-name="P32"><text:span text:style-name="Strong_20_Emphasis"><text:span text:style-name="T7"><text:s text:c="8"/>print("Level 3 Unlocked – Levy Financial District")</text:span></text:span></text:p>
      <text:p text:style-name="P32"><text:span text:style-name="Strong_20_Emphasis"><text:span text:style-name="T7"><text:s text:c="4"/>else:</text:span></text:span></text:p>
      <text:p text:style-name="P32"><text:span text:style-name="Strong_20_Emphasis"><text:span text:style-name="T7"><text:s text:c="8"/>print("Not enough savings for investment.")</text:span></text:span></text:p>
      <text:p text:style-name="P32"><text:span text:style-name="Strong_20_Emphasis"><text:span text:style-name="T7"/></text:span></text:p>
      <text:p text:style-name="P32"><text:span text:style-name="Strong_20_Emphasis"><text:span text:style-name="T7">if level &gt;= 3:</text:span></text:span></text:p>
      <text:p text:style-name="P32"><text:span text:style-name="Strong_20_Emphasis"><text:span text:style-name="T7"><text:s text:c="4"/>amount = float(input("Enter investment amount: "))</text:span></text:span></text:p>
      <text:p text:style-name="P32"><text:span text:style-name="Strong_20_Emphasis"><text:span text:style-name="T7"><text:s text:c="4"/>rate = float(input("Enter annual interest rate (example 0.10 for 10%): "))</text:span></text:span></text:p>
      <text:p text:style-name="P32"><text:span text:style-name="Strong_20_Emphasis"><text:span text:style-name="T7"><text:s text:c="4"/>years = int(input("Enter number of years: "))</text:span></text:span></text:p>
      <text:p text:style-name="P32"><text:span text:style-name="Strong_20_Emphasis"><text:span text:style-name="T7"/></text:span></text:p>
      <text:p text:style-name="P32"><text:span text:style-name="Strong_20_Emphasis"><text:span text:style-name="T7"><text:s text:c="4"/>future_value = amount * ((1 + rate) ** years)</text:span></text:span></text:p>
      <text:p text:style-name="P32"><text:span text:style-name="Strong_20_Emphasis"><text:span text:style-name="T7"/></text:span></text:p>
      <text:p text:style-name="P32"><text:span text:style-name="Strong_20_Emphasis"><text:span text:style-name="T7"><text:s text:c="4"/>print("Investment value after", years, "years is:", future_value)</text:span></text:span></text:p>
      <text:p text:style-name="P32"><text:span text:style-name="Strong_20_Emphasis"><text:span text:style-name="T7"/></text:span></text:p>
      <text:p text:style-name="P32"><text:span text:style-name="Strong_20_Emphasis"><text:span text:style-name="T7"><text:s text:c="4"/>level = 4</text:span></text:span></text:p>
      <text:p text:style-name="P32"><text:span text:style-name="Strong_20_Emphasis"><text:span text:style-name="T7"/></text:span></text:p>
      <text:p text:style-name="P32"><text:span text:style-name="Strong_20_Emphasis"><text:span text:style-name="T7">if level &gt;= 4:</text:span></text:span></text:p>
      <text:p text:style-name="P32"><text:span text:style-name="Strong_20_Emphasis"><text:span text:style-name="T7"><text:s text:c="4"/>revenue = float(input("Enter business revenue: "))</text:span></text:span></text:p>
      <text:p text:style-name="P32"><text:span text:style-name="Strong_20_Emphasis"><text:span text:style-name="T7"><text:s text:c="4"/>costs = float(input("Enter business costs: "))</text:span></text:span></text:p>
      <text:p text:style-name="P32"><text:span text:style-name="Strong_20_Emphasis"><text:span text:style-name="T7"/></text:span></text:p>
      <text:p text:style-name="P32"><text:span text:style-name="Strong_20_Emphasis"><text:span text:style-name="T7"><text:s text:c="4"/>profit = revenue - costs</text:span></text:span></text:p>
      <text:p text:style-name="P32"><text:span text:style-name="Strong_20_Emphasis"><text:span text:style-name="T7"/></text:span></text:p>
      <text:p text:style-name="P32"><text:span text:style-name="Strong_20_Emphasis"><text:span text:style-name="T7"><text:s text:c="4"/>print("Business profit is:", profit)</text:span></text:span></text:p>
      <text:p text:style-name="P32"><text:span text:style-name="Strong_20_Emphasis"><text:span text:style-name="T7"/></text:span></text:p>
      <text:p text:style-name="P32"><text:span text:style-name="Strong_20_Emphasis"><text:span text:style-name="T7"><text:s text:c="4"/>if profit &gt; 0:</text:span></text:span></text:p>
      <text:p text:style-name="P32"><text:span text:style-name="Strong_20_Emphasis"><text:span text:style-name="T7"><text:s text:c="8"/>print("Congratulations! Your business is profitable.")</text:span></text:span></text:p>
      <text:p text:style-name="P32"><text:span text:style-name="Strong_20_Emphasis"><text:span text:style-name="T7"><text:s text:c="4"/>else:</text:span></text:span></text:p>
      <text:p text:style-name="P32"><text:span text:style-name="Strong_20_Emphasis"><text:span text:style-name="T7"><text:s text:c="8"/>print("Your business is making losses.")</text:span></text:span></text:p>
      <text:p text:style-name="P32"><text:span text:style-name="Strong_20_Emphasis"><text:span text:style-name="T7"/></text:span></text:p>
      <text:p text:style-name="P32"><text:soft-page-break/><text:span text:style-name="Strong_20_Emphasis"><text:span text:style-name="T7">print("\nThank you for using ZamWealth Quest!")</text:span></text:span></text:p>
      <text:p text:style-name="P32"><text:span text:style-name="Strong_20_Emphasis"><text:span text:style-name="T8"/></text:span></text:p>
      <text:p text:style-name="P32"><text:span text:style-name="Strong_20_Emphasis"><text:span text:style-name="T7"><text:s text:c="5"/></text:span></text:span></text:p>
      <text:p text:style-name="P32"><text:span text:style-name="Strong_20_Emphasis"><text:span text:style-name="T7"><text:s text:c="3"/></text:span></text:span></text:p>
      <text:p text:style-name="P32"><text:span text:style-name="Strong_20_Emphasis"><text:span text:style-name="T7"><text:s text:c="2"/></text:span></text:span><text:span text:style-name="T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4T15:31:07.829776652</meta:creation-date>
    <dc:date>2026-03-05T16:20:14.273530723</dc:date>
    <meta:editing-duration>PT27M</meta:editing-duration>
    <meta:editing-cycles>9</meta:editing-cycles>
    <meta:generator>LibreOffice/25.8.4.2$Linux_X86_64 LibreOffice_project/580$Build-2</meta:generator>
    <meta:document-statistic meta:table-count="0" meta:image-count="0" meta:object-count="0" meta:page-count="13" meta:paragraph-count="175" meta:word-count="1115" meta:character-count="8073" meta:non-whitespace-character-count="7046"/>
  </office:meta>
</office:document-meta>
</file>